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andas" svg:font-family="Candas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andas"/>
    </style:style>
    <style:style style:name="P2" style:family="paragraph" style:parent-style-name="Standard">
      <style:text-properties style:font-name="Candas" fo:font-size="20pt" style:font-size-asian="20pt" style:font-size-complex="20pt"/>
    </style:style>
    <style:style style:name="P3" style:family="paragraph" style:parent-style-name="Standard">
      <style:text-properties style:font-name="Candas" fo:font-size="14pt" style:font-size-asian="14pt" style:font-size-complex="14pt"/>
    </style:style>
    <style:style style:name="P4" style:family="paragraph" style:parent-style-name="Standard">
      <style:text-properties style:font-name="Candas" fo:font-size="10pt" style:font-size-asian="10pt" style:font-size-complex="10pt"/>
    </style:style>
    <style:style style:name="P5" style:family="paragraph" style:parent-style-name="Standard">
      <style:paragraph-properties fo:margin-left="0.4898in" fo:margin-right="0in" fo:text-indent="-0.4898in" style:auto-text-indent="false"/>
      <style:text-properties style:font-name="Candas"/>
    </style:style>
    <style:style style:name="P6" style:family="paragraph" style:parent-style-name="Standard">
      <style:paragraph-properties fo:margin-left="0.4898in" fo:margin-right="0in" fo:text-indent="-0.4898in" style:auto-text-indent="false"/>
      <style:text-properties style:font-name="Candas" fo:font-size="10pt" style:font-size-asian="10pt" style:font-size-complex="10pt"/>
    </style:style>
    <style:style style:name="P7" style:family="paragraph" style:parent-style-name="List_20_Paragraph" style:list-style-name="WWNum2">
      <style:text-properties style:font-name="Candas"/>
    </style:style>
    <style:style style:name="P8" style:family="paragraph" style:parent-style-name="Standard" style:master-page-name="Standard">
      <style:paragraph-properties style:page-number="auto"/>
      <style:text-properties style:font-name="Candas" fo:font-size="20pt" style:font-size-asian="20pt" style:font-size-complex="20pt"/>
    </style:style>
    <style:style style:name="P9" style:family="paragraph" style:parent-style-name="Standard">
      <style:paragraph-properties fo:margin-left="0.4898in" fo:margin-right="0in" fo:text-indent="-0.4898in" style:auto-text-indent="false"/>
      <style:text-properties style:font-name="Candas" fo:font-size="10pt" officeooo:rsid="0046493f" officeooo:paragraph-rsid="0046493f" style:font-size-asian="10pt" style:font-size-complex="10pt"/>
    </style:style>
    <style:style style:name="P10" style:family="paragraph" style:parent-style-name="Standard">
      <style:paragraph-properties fo:margin-left="0.4898in" fo:margin-right="0in" fo:text-indent="-0.4898in" style:auto-text-indent="false"/>
      <style:text-properties style:font-name="Candas" fo:font-size="10pt" officeooo:rsid="00490c67" officeooo:paragraph-rsid="00490c67" style:font-size-asian="8.75pt" style:font-size-complex="10pt"/>
    </style:style>
    <style:style style:name="P11" style:family="paragraph" style:parent-style-name="Standard">
      <style:paragraph-properties fo:margin-left="0.4898in" fo:margin-right="0in" fo:text-indent="-0.4898in" style:auto-text-indent="false"/>
      <style:text-properties style:font-name="Candas" fo:font-size="10pt" officeooo:rsid="004a9d4f" officeooo:paragraph-rsid="004a9d4f" style:font-size-asian="8.75pt" style:font-size-complex="10pt"/>
    </style:style>
    <style:style style:name="P12" style:family="paragraph" style:parent-style-name="Standard">
      <style:paragraph-properties fo:margin-left="0.4898in" fo:margin-right="0in" fo:text-indent="-0.4898in" style:auto-text-indent="false"/>
      <style:text-properties style:font-name="Candas" fo:font-size="10pt" officeooo:rsid="004b9bcb" officeooo:paragraph-rsid="004b9bcb" style:font-size-asian="8.75pt" style:font-size-complex="10pt"/>
    </style:style>
    <style:style style:name="P13" style:family="paragraph" style:parent-style-name="Standard">
      <style:paragraph-properties fo:margin-left="0.4898in" fo:margin-right="0in" fo:text-indent="-0.4898in" style:auto-text-indent="false"/>
      <style:text-properties style:font-name="Candas" fo:font-size="20pt" officeooo:rsid="0047ef06" officeooo:paragraph-rsid="0047ef06" style:font-size-asian="17.5pt" style:font-size-complex="2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4a9d4f"/>
    </style:style>
    <style:style style:name="T3" style:family="text">
      <style:text-properties officeooo:rsid="004b9bcb"/>
    </style:style>
    <style:style style:name="T4" style:family="text">
      <style:text-properties officeooo:rsid="004d9980"/>
    </style:style>
    <style:style style:name="T5" style:family="text">
      <style:text-properties officeooo:rsid="004ee8f3"/>
    </style:style>
    <style:style style:name="T6" style:family="text">
      <style:text-properties officeooo:rsid="004f27e7"/>
    </style:style>
    <style:style style:name="T7" style:family="text">
      <style:text-properties officeooo:rsid="0050bf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2">Deutsch</text:p>
      <text:p text:style-name="P1">07.12.2021</text:p>
      <text:p text:style-name="P1"/>
      <text:p text:style-name="P1">Was ist Kommunikation und wieso sollte man darüber reden?</text:p>
      <text:list xml:id="list368034118" text:style-name="WWNum2">
        <text:list-item>
          <text:p text:style-name="P7">Unser Leben besteht aus Kommunikation -&gt; um miteinander zu leben, müssen wir kommunizieren können.</text:p>
        </text:list-item>
        <text:list-item>
          <text:p text:style-name="P7">Alle Menschen kommunizieren, Kommunikation bedeutet Datenaustausch.</text:p>
        </text:list-item>
        <text:list-item>
          <text:p text:style-name="P7">Bereich, der missverständlich wahrgenommen werden kann, deswegen ist es wichtig, Kommunikation zu lernen und bewusst anzuwenden.</text:p>
        </text:list-item>
        <text:list-item>
          <text:p text:style-name="P7">Wichtig für die Gemeinschaft, da sonst Jeder für sich leben würde und nicht miteinander Intragieren würde.</text:p>
        </text:list-item>
        <text:list-item>
          <text:p text:style-name="P7">Austausch mit anderen hilft dabei sich selbst und sein eigenes Handeln zu reflektieren.</text:p>
        </text:list-item>
      </text:list>
      <text:p text:style-name="P1"/>
      <text:p text:style-name="P3">10.12.2021</text:p>
      <text:p text:style-name="P1">Reader s.10</text:p>
      <text:p text:style-name="P1">2)</text:p>
      <text:p text:style-name="P1">a) „Die Küche ist dreckig, mach sie bitte sauber.“</text:p>
      <text:p text:style-name="P5">c)<text:tab/><text:span text:style-name="T1">Unterricht, wenn man sich nicht meldet, weil es falsch sein könnte, aber es am Ende richtig ist.</text:span></text:p>
      <text:p text:style-name="P6"><text:tab/>Wenn man telefoniert und schlechten Empfang hat, versteht man den anderen nicht immer</text:p>
      <text:p text:style-name="P6"><text:tab/>Wenn der andere das, was du sagst anders interpretiert.</text:p>
      <text:p text:style-name="P6"><text:tab/>Man kann etwas verstehen, ohne, dass man damit einverstanden sein muss.</text:p>
      <text:p text:style-name="P6"><text:tab/>Nur weil man mit etwas einverstanden ist, muss man direkt Initiative ergreifen</text:p>
      <text:p text:style-name="P6"><text:tab/>Wenn man irgendwann mal etwas getan hat, aber sich danach nichtmehr daran erinnert, wie man es nochmal tut.</text:p>
      <text:p text:style-name="P6">s.14</text:p>
      <text:p text:style-name="P4">In dem Sketch von Loriot bezieht sich der Mann absichtlich nur auf die Sachebene, während die Frau sich andauernd absichtlich vor allem auf Appels- und Beziehungsseite bezieht. So kommt die gewollte Information des Mannes bei der Frau nicht an und andersrum.</text:p>
      <text:p text:style-name="P4"/>
      <text:p text:style-name="P4"/>
      <text:p text:style-name="P4"/>
      <text:p text:style-name="P4"/>
      <text:p text:style-name="P4"><text:soft-page-break/></text:p>
      <text:p text:style-name="P4">S.18</text:p>
      <text:p text:style-name="P4">3)</text:p>
      <text:p text:style-name="P4">a)<text:tab/>Z.60. Vor Zeile 60 Machen sich die Schwestern und die Mutter über den Verlobten <text:tab/>lustig. Nachdem sie dann erfahren, dass Rita mit ihm verlobt ist, versuchen sie <text:tab/>sich noch mit positiven Aussagen zu retten.</text:p>
      <text:p text:style-name="P4">b)<text:tab/>Die Geschichte hat ein recht offenes Ende. Man weiß nicht, was mit dem Verlobten <text:tab/>passiert und auch nicht, ob Rita den Schwestern und der Mutter verzeihen wird.</text:p>
      <text:p text:style-name="P6">c)<text:tab/>In „Ein netter Kerl“ wird nur ein Kurzer Moment der Lebensgeschichte von Rita erläutert und beschrieben. Dieser wiederum wird wahrscheinlich aber große Folgen haben.</text:p>
      <text:p text:style-name="P6">d)<text:tab/>Die Geschichte ist eine Kurzgeschichte, obwohl es in ihr keinen eigenen Kommentar gibt und sich die Hauptfigur auch nicht auf eine Reise begibt.</text:p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oft-page-break/>Tschick</text:p>
      <text:p text:style-name="P10">Textbelege</text:p>
      <text:p text:style-name="P10">Direkt zititeren:</text:p>
      <text:p text:style-name="P10">Sein Mut zeigt sich in der Aussage, dass „…“ <text:span text:style-name="T2">(S.80, Z.1</text:span><text:span text:style-name="T3">1f)</text:span></text:p>
      <text:p text:style-name="P10"/>
      <text:p text:style-name="P11">Indirekt zitieren:</text:p>
      <text:p text:style-name="P12">Maik kommt aus einem <text:span text:style-name="T4">reichen </text:span><text:span text:style-name="T5">Elternhaus (vgl. S.89, Z. 11-13</text:span><text:span text:style-name="T6">) / </text:span><text:span text:style-name="T7">(vgl. S,89, Z.11ff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andas" svg:font-family="Candas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de" fo:country="DE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inus Horn</meta:initial-creator>
    <meta:editing-cycles>134</meta:editing-cycles>
    <meta:creation-date>2021-11-22T07:36:00</meta:creation-date>
    <dc:date>2022-03-28T17:17:51.150000000</dc:date>
    <meta:editing-duration>PT1H44M2S</meta:editing-duration>
    <meta:generator>LibreOffice/7.1.0.3$Windows_X86_64 LibreOffice_project/f6099ecf3d29644b5008cc8f48f42f4a40986e4c</meta:generator>
    <meta:document-statistic meta:table-count="0" meta:image-count="0" meta:object-count="0" meta:page-count="3" meta:paragraph-count="33" meta:word-count="362" meta:character-count="2286" meta:non-whitespace-character-count="19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